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4C8000001710000017133B5C46951B26AA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Phetsarath OT" fo:font-size="10pt"/>
    </style:style>
    <style:style style:name="P2" style:family="paragraph" style:parent-style-name="Heading_20_1">
      <style:text-properties style:font-name="Phetsarath OT"/>
    </style:style>
    <style:style style:name="P3" style:family="paragraph" style:parent-style-name="Heading_20_2">
      <style:text-properties style:font-name="Phetsarath OT"/>
    </style:style>
    <style:style style:name="P4" style:family="paragraph" style:parent-style-name="Standard">
      <style:text-properties style:font-name="Phetsarath OT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Phetsarath OT"/>
    </style:style>
    <style:style style:name="P8" style:family="paragraph" style:parent-style-name="Text_20_body" style:list-style-name="L1">
      <style:text-properties style:font-name="Phetsarath O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Phetsarath OT"/>
    </style:style>
    <style:style style:name="P10" style:family="paragraph" style:parent-style-name="Text_20_body" style:list-style-name="L2">
      <style:text-properties style:font-name="Phetsarath OT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font-name="Phetsarath OT"/>
    </style:style>
    <style:style style:name="T1" style:family="text">
      <style:text-properties style:font-name="Phetsarath OT"/>
    </style:style>
    <style:style style:name="T2" style:family="text">
      <style:text-properties officeooo:rsid="0000e18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8pt" style:font-size-asian="10pt" style:font-size-complex="10pt"/>
    </style:style>
    <text:list-style style:name="L1">
      <text:list-level-style-image text:level="1" xlink:href="Pictures/100004C8000001710000017133B5C46951B26AA0.svg" xlink:type="simple" xlink:show="embed" xlink:actuate="onLoad">
        <style:list-level-properties text:space-before="0.752cm" text:min-label-width="0.499cm" style:vertical-pos="middle" style:vertical-rel="line" fo:width="0.369cm" fo:height="0.369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image text:level="1" xlink:href="Pictures/100004C8000001710000017133B5C46951B26AA0.svg" xlink:type="simple" xlink:show="embed" xlink:actuate="onLoad">
        <style:list-level-properties text:space-before="0.752cm" text:min-label-width="0.499cm" style:vertical-pos="middle" style:vertical-rel="line" fo:width="0.369cm" fo:height="0.369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image text:level="1" xlink:href="Pictures/100004C8000001710000017133B5C46951B26AA0.svg" xlink:type="simple" xlink:show="embed" xlink:actuate="onLoad">
        <style:list-level-properties text:space-before="0.752cm" text:min-label-width="0.499cm" style:vertical-pos="middle" style:vertical-rel="line" fo:width="0.369cm" fo:height="0.369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checklist-outillage-pour-vidange"/>Checklist outillage pour vidange</text:h>
      <text:h text:style-name="P3" text:outline-level="2"><text:bookmark text:name="outillage"/>Outillage</text:h>
      <text:list xml:id="list3784654391" text:style-name="L1">
        <text:list-item>
          <text:p text:style-name="P7">Cric rouleur (pour lever l’arrière si besoin)</text:p>
        </text:list-item>
        <text:list-item>
          <text:p text:style-name="P7">Tampon de levage / morceau de bois (pour lever l’arrière si besoin)</text:p>
        </text:list-item>
        <text:list-item>
          <text:p text:style-name="P7">Clef dynamo 3/8</text:p>
        </text:list-item>
        <text:list-item>
          <text:p text:style-name="P7">Cliquet 3/8 + Rallonge 3/8</text:p>
        </text:list-item>
        <text:list-item>
          <text:p text:style-name="P7">Douille 17 3/8</text:p>
        </text:list-item>
        <text:list-item>
          <text:p text:style-name="P7">Cloche à filtre</text:p>
        </text:list-item>
        <text:list-item>
          <text:p text:style-name="P7">Équivalent pièce 2 euros (pour ouvrir la trappe d’accès)</text:p>
        </text:list-item>
        <text:list-item>
          <text:p text:style-name="P7">Petit tournevis plat (pour enlever les joints toriques)</text:p>
        </text:list-item>
        <text:list-item>
          <text:p text:style-name="P7">Seringue pour aspirer dans le support du filtre à huile</text:p>
        </text:list-item>
        <text:list-item>
          <text:p text:style-name="P7">Entonnoir pour remplissage huile</text:p>
        </text:list-item>
        <text:list-item>
          <text:p text:style-name="P7">Niveau à bulle</text:p>
        </text:list-item>
        <text:list-item>
          <text:p text:style-name="P8">Mètre (pour alignement entraxe)</text:p>
        </text:list-item>
      </text:list>
      <text:h text:style-name="P3" text:outline-level="2"><text:bookmark text:name="nettoyage-et-propreté"/>Nettoyage et propreté</text:h>
      <text:list xml:id="list3111234854" text:style-name="L2">
        <text:list-item>
          <text:p text:style-name="P9">Jerrican pour huile usagée</text:p>
        </text:list-item>
        <text:list-item>
          <text:p text:style-name="P9">Gants</text:p>
        </text:list-item>
        <text:list-item>
          <text:p text:style-name="P9">Essuie-tout</text:p>
        </text:list-item>
        <text:list-item>
          <text:p text:style-name="P9">Poubelle et sac poubelle</text:p>
        </text:list-item>
        <text:list-item>
          <text:p text:style-name="P9">Gros cartons</text:p>
        </text:list-item>
        <text:list-item>
          <text:p text:style-name="P10">Nettoyant freins</text:p>
        </text:list-item>
      </text:list>
      <text:h text:style-name="P3" text:outline-level="2"><text:bookmark text:name="pièces-de-rechange"/>Pièces de rechange</text:h>
      <text:list xml:id="list1997870136" text:style-name="L3">
        <text:list-item>
          <text:p text:style-name="P11">Filtre à huile (inclus les joints toriques et le joint cuivre)</text:p>
        </text:list-item>
        <text:list-item>
          <text:p text:style-name="P11">6,5L Huile 5w40 LL04 ou LL01</text:p>
        </text:list-item>
        <text:list-item>
          <text:p text:style-name="P6"><text:span text:style-name="Emphasis"><text:span text:style-name="T1">Option</text:span></text:span><text:span text:style-name="T1"> “Huile de rinçage” (huile neuve à verser avant de reboucher le carter)</text:span></text:p>
        </text:list-item>
        <text:list-item>
          <text:p text:style-name="P5"><text:span text:style-name="Emphasis"><text:span text:style-name="T1">Option</text:span></text:span><text:span text:style-name="T1"> Liqui Moly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hetsarath OT" fo:font-size="10pt"/>
    </style:style>
    <style:style style:name="MT1" style:family="text">
      <style:text-properties officeooo:rsid="0000e183"/>
    </style:style>
    <style:style style:name="MT2" style:family="text">
      <style:text-properties fo:font-size="8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ource </text:span><text:span text:style-name="MT2">https://lebezout.github.io/bmw-125i-128i-130i-e8x/fiches/checklist_vidange.htm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13:39.465955189</meta:creation-date>
    <dc:date>2023-11-03T13:26:26.391577196</dc:date>
    <meta:editing-duration>PT1M26S</meta:editing-duration>
    <meta:editing-cycles>1</meta:editing-cycles>
    <meta:document-statistic meta:table-count="0" meta:image-count="0" meta:object-count="0" meta:page-count="1" meta:paragraph-count="27" meta:word-count="153" meta:character-count="891" meta:non-whitespace-character-count="787"/>
    <meta:generator>LibreOffice/7.3.7.2$Linux_X86_64 LibreOffice_project/30$Build-2</meta:generator>
  </office:meta>
</office:document-meta>
</file>